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/>
          <table:table-cell office:value-type="string" calcext:value-type="string">
            <text:p>X^K</text:p>
          </table:table-cell>
          <table:table-cell office:value-type="string" calcext:value-type="string">
            <text:p>Y^K</text:p>
          </table:table-cell>
          <table:table-cell office:value-type="string" calcext:value-type="string">
            <text:p>E_a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POWER([.A2]; 2)-[.A3]+0.5)/2" office:value-type="float" office:value="-0.25" calcext:value-type="float">
            <text:p>-0.25</text:p>
          </table:table-cell>
          <table:table-cell table:formula="of:=(-POWER([.B2];2)-(4 * POWER([.A3];2))+4+(8 * [.A3]))/8" office:value-type="float" office:value="0.9921875" calcext:value-type="float">
            <text:p>0.9921875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(POWER([.B2]; 2)-[.C2]+0.5)/2" office:value-type="float" office:value="-0.21484375" calcext:value-type="float">
            <text:p>-0.21484375</text:p>
          </table:table-cell>
          <table:table-cell table:formula="of:=(-POWER([.B3];2)-(4 * POWER([.C2];2))+4+(8 * [.C2]))/8" office:value-type="float" office:value="0.994199752807617" calcext:value-type="float">
            <text:p>0.994199752807617</text:p>
          </table:table-cell>
          <table:table-cell table:formula="of:=SQRT(POWER([.B3]-[.B2];2)+POWER([.C3]-[.C2];2))" office:value-type="float" office:value="0.0352137909834239" calcext:value-type="float">
            <text:p>0.035213790983423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formula="of:=(POWER([.B3]; 2)-[.C3]+0.5)/2" office:value-type="float" office:value="-0.224020957946777" calcext:value-type="float">
            <text:p>-0.224020957946777</text:p>
          </table:table-cell>
          <table:table-cell table:formula="of:=(-POWER([.B4];2)-(4 * POWER([.C3];2))+4+(8 * [.C3]))/8" office:value-type="float" office:value="0.99371000486633" calcext:value-type="float">
            <text:p>0.99371000486633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formula="of:=(POWER([.B4]; 2)-[.C4]+0.5)/2" office:value-type="float" office:value="-0.221762307633469" calcext:value-type="float">
            <text:p>-0.221762307633469</text:p>
          </table:table-cell>
          <table:table-cell table:formula="of:=(-POWER([.B5];2)-(4 * POWER([.C4];2))+4+(8 * [.C4]))/8" office:value-type="float" office:value="0.993832902844744" calcext:value-type="float">
            <text:p>0.993832902844744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formula="of:=(POWER([.B5]; 2)-[.C5]+0.5)/2" office:value-type="float" office:value="-0.222327190878911" calcext:value-type="float">
            <text:p>-0.222327190878911</text:p>
          </table:table-cell>
          <table:table-cell table:formula="of:=(-POWER([.B6];2)-(4 * POWER([.C5];2))+4+(8 * [.C5]))/8" office:value-type="float" office:value="0.993802310980825" calcext:value-type="float">
            <text:p>0.993802310980825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table:formula="of:=(POWER([.B6]; 2)-[.C6]+0.5)/2" office:value-type="float" office:value="-0.222186465588359" calcext:value-type="float">
            <text:p>-0.222186465588359</text:p>
          </table:table-cell>
          <table:table-cell table:formula="of:=(-POWER([.B7];2)-(4 * POWER([.C6];2))+4+(8 * [.C6]))/8" office:value-type="float" office:value="0.99380994113908" calcext:value-type="float">
            <text:p>0.99380994113908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table:formula="of:=(POWER([.B7]; 2)-[.C7]+0.5)/2" office:value-type="float" office:value="-0.222221557824217" calcext:value-type="float">
            <text:p>-0.222221557824217</text:p>
          </table:table-cell>
          <table:table-cell table:formula="of:=(-POWER([.B8];2)-(4 * POWER([.C7];2))+4+(8 * [.C7]))/8" office:value-type="float" office:value="0.993808038990422" calcext:value-type="float">
            <text:p>0.993808038990422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table:formula="of:=(POWER([.B8]; 2)-[.C8]+0.5)/2" office:value-type="float" office:value="-0.2222128091143" calcext:value-type="float">
            <text:p>-0.2222128091143</text:p>
          </table:table-cell>
          <table:table-cell table:formula="of:=(-POWER([.B9];2)-(4 * POWER([.C8];2))+4+(8 * [.C8]))/8" office:value-type="float" office:value="0.993808513242619" calcext:value-type="float">
            <text:p>0.993808513242619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table:formula="of:=(POWER([.B9]; 2)-[.C9]+0.5)/2" office:value-type="float" office:value="-0.222214990354076" calcext:value-type="float">
            <text:p>-0.222214990354076</text:p>
          </table:table-cell>
          <table:table-cell table:formula="of:=(-POWER([.B10];2)-(4 * POWER([.C9];2))+4+(8 * [.C9]))/8" office:value-type="float" office:value="0.993808395003609" calcext:value-type="float">
            <text:p>0.993808395003609</text:p>
          </table:table-cell>
          <table:table-cell/>
          <table:table-cell office:value-type="float" office:value="9" calcext:value-type="float">
            <text:p>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8T09:32:11.042294383</meta:creation-date>
    <dc:date>2023-02-08T10:15:40.949067936</dc:date>
    <meta:editing-duration>PT43M31S</meta:editing-duration>
    <meta:editing-cycles>1</meta:editing-cycles>
    <meta:document-statistic meta:table-count="1" meta:cell-count="33" meta:object-count="0"/>
    <meta:generator>LibreOffice/7.5.0.3$Linux_X86_64 LibreOffice_project/50$Build-3</meta:generator>
  </office:meta>
</office:document-meta>
</file>